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ＭＳ Ｐゴシック" svg:font-family="ＭＳ Ｐゴシック" style:font-family-generic="modern" style:font-pitch="variable" svg:panose-1="2 11 6 0 7 2 5 8 2 4"/>
    <style:font-face style:name="Arial, 'Helvetica Neue', Helvet" svg:font-family="Arial, 'Helvetica Neue', Helvet" style:font-family-generic="system"/>
    <style:font-face style:name="Consolas, Menlo, Monaco, 'Lucid" svg:font-family="Consolas, Menlo, Monaco, 'Lucid" style:font-family-generic="system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 style:line-height-at-least="0.1979in"/>
      <style:text-properties style:font-name="Arial, 'Helvetica Neue', Helvet" fo:color="#222426" fo:font-size="11pt" style:font-size-asian="11pt"/>
    </style:style>
    <style:style style:name="P2" style:parent-style-name="Normal" style:family="paragraph">
      <style:paragraph-properties fo:keep-with-next="always" fo:widows="2" fo:orphans="2" style:vertical-align="auto" fo:margin-top="0.2083in" fo:margin-bottom="0.0416in"/>
      <style:text-properties style:font-name-asian="Times New Roman" style:font-name-complex="Times New Roman" fo:font-weight="bold" style:font-weight-asian="bold" style:font-weight-complex="bold" fo:color="#000000" style:letter-kerning="false" fo:font-size="16pt" style:font-size-asian="16pt" style:font-size-complex="16pt" fo:language="en" fo:country="US" style:language-complex="ar" style:country-complex="SA" fo:hyphenate="true"/>
    </style:style>
    <style:style style:name="P3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4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6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7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8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9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0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11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12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13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14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P15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16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17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18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19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20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P21" style:parent-style-name="Normal" style:family="paragraph">
      <style:paragraph-properties fo:keep-with-next="always" fo:widows="2" fo:orphans="2" style:vertical-align="auto" fo:margin-top="0.0833in" fo:margin-bottom="0.0833in"/>
      <style:text-properties fo:hyphenate="true"/>
    </style:style>
    <style:style style:name="T22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FF" style:letter-kerning="false" fo:font-size="10.5pt" style:font-size-asian="10.5pt" style:font-size-complex="10.5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P23" style:parent-style-name="Normal" style:family="paragraph">
      <style:paragraph-properties fo:widows="2" fo:orphans="2" style:vertical-align="auto" fo:margin-top="0.1388in" fo:margin-bottom="0.1388in" fo:margin-left="0.2777in">
        <style:tab-stops/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style:language-complex="ar" style:country-complex="SA" fo:hyphenate="true"/>
    </style:style>
    <style:style style:name="P24" style:parent-style-name="Normal" style:family="paragraph">
      <style:paragraph-properties fo:widows="2" fo:orphans="2" style:vertical-align="auto" fo:margin-top="0.0555in" fo:margin-bottom="0.0555in"/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 fo:hyphenate="true"/>
    </style:style>
    <style:style style:name="P25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26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27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28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29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30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31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32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P33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34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3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36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37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FF" style:letter-kerning="false" fo:font-size="13.5pt" style:font-size-asian="13.5pt" style:font-size-complex="13.5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38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39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40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P41" style:parent-style-name="Normal" style:family="paragraph">
      <style:paragraph-properties fo:widows="2" fo:orphans="2" style:vertical-align="auto"/>
      <style:text-properties fo:hyphenate="true"/>
    </style:style>
    <style:style style:name="T42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P43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44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45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46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47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48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49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50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51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52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53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54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55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56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57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58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P59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60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61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62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63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64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P65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66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67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68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69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0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1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2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3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4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5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6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7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8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9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80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P81" style:parent-style-name="Textbody" style:family="paragraph">
      <style:paragraph-properties fo:margin-bottom="0in" style:line-height-at-least="0.1979in"/>
      <style:text-properties style:font-name="Arial, 'Helvetica Neue', Helvet" fo:color="#222426" fo:font-size="11pt" style:font-size-asian="11pt" fo:language="en" fo:country="US"/>
    </style:style>
    <style:style style:name="P82" style:parent-style-name="Textbody" style:family="paragraph">
      <style:paragraph-properties fo:margin-bottom="0in" style:line-height-at-least="0.1979in"/>
      <style:text-properties style:font-name="Arial, 'Helvetica Neue', Helvet" fo:color="#222426" fo:font-size="11pt" style:font-size-asian="11pt"/>
    </style:style>
    <style:style style:name="P83" style:parent-style-name="Textbody" style:family="paragraph">
      <style:paragraph-properties fo:margin-bottom="0in" style:line-height-at-least="0.1979in"/>
      <style:text-properties style:font-name="Arial, 'Helvetica Neue', Helvet" fo:color="#222426" fo:font-size="11pt" style:font-size-asian="11pt"/>
    </style:style>
    <style:style style:name="P84" style:parent-style-name="Textbody" style:family="paragraph">
      <style:paragraph-properties fo:margin-bottom="0in" style:line-height-at-least="0.1979in"/>
    </style:style>
    <style:style style:name="T85" style:parent-style-name="DefaultParagraphFont" style:family="text">
      <style:text-properties style:font-name="Arial, 'Helvetica Neue', Helvet" fo:color="#222426" fo:font-size="11pt" style:font-size-asian="11pt"/>
    </style:style>
    <style:style style:name="T86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87" style:parent-style-name="DefaultParagraphFont" style:family="text">
      <style:text-properties style:font-name="Arial, 'Helvetica Neue', Helvet" fo:color="#222426" fo:font-size="11pt" style:font-size-asian="11pt"/>
    </style:style>
    <style:style style:name="T88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P89" style:parent-style-name="Textbody" style:family="paragraph">
      <style:paragraph-properties fo:margin-bottom="0in" style:line-height-at-least="0.1979in"/>
      <style:text-properties style:font-name="Arial, 'Helvetica Neue', Helvet" fo:color="#222426" fo:font-size="11pt" style:font-size-asian="11pt"/>
    </style:style>
    <style:style style:name="P90" style:parent-style-name="Textbody" style:family="paragraph">
      <style:paragraph-properties fo:margin-bottom="0in" style:line-height-at-least="0.1979in"/>
    </style:style>
    <style:style style:name="T91" style:parent-style-name="DefaultParagraphFont" style:family="text">
      <style:text-properties style:font-name="Arial, 'Helvetica Neue', Helvet" fo:color="#222426" fo:font-size="11pt" style:font-size-asian="11pt"/>
    </style:style>
    <style:style style:name="T92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93" style:parent-style-name="DefaultParagraphFont" style:family="text">
      <style:text-properties style:font-name="Arial, 'Helvetica Neue', Helvet" fo:color="#222426" fo:font-size="11pt" style:font-size-asian="11pt"/>
    </style:style>
    <style:style style:name="T94" style:parent-style-name="DefaultParagraphFont" style:family="text">
      <style:text-properties style:font-name="Arial, 'Helvetica Neue', Helvet" fo:color="#222426" fo:font-size="11pt" style:font-size-asian="11pt"/>
    </style:style>
    <style:style style:name="P95" style:parent-style-name="Textbody" style:family="paragraph">
      <style:paragraph-properties fo:margin-bottom="0in" style:line-height-at-least="0.1979in"/>
    </style:style>
    <style:style style:name="T96" style:parent-style-name="DefaultParagraphFont" style:family="text">
      <style:text-properties style:font-name="Arial, 'Helvetica Neue', Helvet" fo:color="#222426" fo:font-size="11pt" style:font-size-asian="11pt"/>
    </style:style>
    <style:style style:name="T97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98" style:parent-style-name="DefaultParagraphFont" style:family="text">
      <style:text-properties style:font-name="Arial, 'Helvetica Neue', Helvet" fo:color="#222426" fo:font-size="11pt" style:font-size-asian="11pt"/>
    </style:style>
    <style:style style:name="T99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100" style:parent-style-name="DefaultParagraphFont" style:family="text">
      <style:text-properties style:font-name="Arial, 'Helvetica Neue', Helvet" fo:color="#222426" fo:font-size="11pt" style:font-size-asian="11pt"/>
    </style:style>
    <style:style style:name="T101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102" style:parent-style-name="DefaultParagraphFont" style:family="text">
      <style:text-properties style:font-name="Arial, 'Helvetica Neue', Helvet" fo:color="#222426" fo:font-size="11pt" style:font-size-asian="11pt"/>
    </style:style>
    <style:style style:name="T103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104" style:parent-style-name="DefaultParagraphFont" style:family="text">
      <style:text-properties style:font-name="Arial, 'Helvetica Neue', Helvet" fo:color="#222426" fo:font-size="11pt" style:font-size-asian="11pt"/>
    </style:style>
    <style:style style:name="P105" style:parent-style-name="Textbody" style:family="paragraph">
      <style:paragraph-properties fo:margin-bottom="0in" style:line-height-at-least="0.1979in"/>
    </style:style>
    <style:style style:name="T106" style:parent-style-name="DefaultParagraphFont" style:family="text">
      <style:text-properties style:font-name="Arial, 'Helvetica Neue', Helvet" fo:color="#222426" fo:font-size="11pt" style:font-size-asian="11pt"/>
    </style:style>
    <style:style style:name="T107" style:parent-style-name="DefaultParagraphFont" style:family="text">
      <style:text-properties style:font-name="Arial, 'Helvetica Neue', Helvet" fo:color="#222426" fo:font-size="11pt" style:font-size-asian="11pt"/>
    </style:style>
    <style:style style:name="T108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109" style:parent-style-name="DefaultParagraphFont" style:family="text">
      <style:text-properties style:font-name="Arial, 'Helvetica Neue', Helvet" fo:color="#222426" fo:font-size="11pt" style:font-size-asian="11pt"/>
    </style:style>
    <style:style style:name="P110" style:parent-style-name="Quotations" style:family="paragraph">
      <style:paragraph-properties fo:margin-bottom="0in" style:line-height-at-least="0.1979in"/>
      <style:text-properties style:font-name="Arial, 'Helvetica Neue', Helvet" fo:color="#222426" fo:font-size="11pt" style:font-size-asian="11pt"/>
    </style:style>
    <style:style style:name="P111" style:parent-style-name="Textbody" style:family="paragraph">
      <style:paragraph-properties fo:margin-bottom="0in" style:line-height-at-least="0.1979in"/>
    </style:style>
    <style:style style:name="T112" style:parent-style-name="DefaultParagraphFont" style:family="text">
      <style:text-properties style:font-name="Arial, 'Helvetica Neue', Helvet" fo:color="#222426" fo:font-size="11pt" style:font-size-asian="11pt"/>
    </style:style>
    <style:style style:name="T113" style:parent-style-name="DefaultParagraphFont" style:family="text">
      <style:text-properties style:font-name="Consolas, Menlo, Monaco, 'Lucid" fo:color="#222426" fo:font-size="9.5pt" style:font-size-asian="9.5pt"/>
    </style:style>
    <style:style style:name="T114" style:parent-style-name="DefaultParagraphFont" style:family="text">
      <style:text-properties style:font-name="Arial, 'Helvetica Neue', Helvet" fo:color="#222426" fo:font-size="11pt" style:font-size-asian="11pt"/>
    </style:style>
    <style:style style:name="P115" style:parent-style-name="Textbody" style:family="paragraph">
      <style:paragraph-properties fo:margin-bottom="0in" style:line-height-at-least="0.1979in"/>
    </style:style>
    <style:style style:name="T116" style:parent-style-name="DefaultParagraphFont" style:family="text">
      <style:text-properties style:font-name="Arial, 'Helvetica Neue', Helvet" fo:color="#222426" fo:font-size="11pt" style:font-size-asian="11pt"/>
    </style:style>
    <style:style style:name="T117" style:parent-style-name="DefaultParagraphFont" style:family="text">
      <style:text-properties style:font-name="Arial, 'Helvetica Neue', Helvet" fo:color="#222426" fo:font-size="11pt" style:font-size-asian="11pt"/>
    </style:style>
    <style:style style:name="T118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119" style:parent-style-name="DefaultParagraphFont" style:family="text">
      <style:text-properties style:font-name="Arial, 'Helvetica Neue', Helvet" fo:color="#222426" fo:font-size="11pt" style:font-size-asian="11pt"/>
    </style:style>
    <style:style style:name="T120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121" style:parent-style-name="DefaultParagraphFont" style:family="text">
      <style:text-properties style:font-name="Arial, 'Helvetica Neue', Helvet" fo:color="#222426" fo:font-size="11pt" style:font-size-asian="11pt"/>
    </style:style>
    <style:style style:name="P122" style:parent-style-name="Textbody" style:family="paragraph">
      <style:paragraph-properties fo:margin-bottom="0in" style:line-height-at-least="0.1979in"/>
    </style:style>
    <style:style style:name="P123" style:parent-style-name="Textbody" style:family="paragraph">
      <style:paragraph-properties fo:margin-bottom="0in" style:line-height-at-least="0.1979in"/>
    </style:style>
    <style:style style:name="P124" style:parent-style-name="Textbody" style:family="paragraph">
      <style:paragraph-properties fo:margin-bottom="0in" style:line-height-at-least="0.1979in"/>
    </style:style>
    <style:style style:name="T125" style:parent-style-name="SourceText" style:family="text">
      <style:text-properties style:font-name="Consolas, Menlo, Monaco, 'Lucid" fo:color="#222426" fo:font-size="9.5pt" style:font-size-asian="9.5pt"/>
    </style:style>
    <style:style style:name="T126" style:parent-style-name="DefaultParagraphFont" style:family="text">
      <style:text-properties style:font-name="Arial, 'Helvetica Neue', Helvet" fo:color="#222426" fo:font-size="11pt" style:font-size-asian="11pt"/>
    </style:style>
    <style:style style:name="T127" style:parent-style-name="DefaultParagraphFont" style:family="text">
      <style:text-properties style:font-name="Arial, 'Helvetica Neue', Helvet" fo:color="#222426" fo:font-size="11pt" style:font-size-asian="11pt"/>
    </style:style>
    <style:style style:name="T128" style:parent-style-name="SourceText" style:family="text">
      <style:text-properties style:font-name="Consolas, Menlo, Monaco, 'Lucid" fo:color="#222426" fo:font-size="9.5pt" style:font-size-asian="9.5pt"/>
    </style:style>
    <style:style style:name="T129" style:parent-style-name="DefaultParagraphFont" style:family="text">
      <style:text-properties style:font-name="Arial, 'Helvetica Neue', Helvet" fo:color="#222426" fo:font-size="11pt" style:font-size-asian="11pt"/>
    </style:style>
    <style:style style:family="graphic" style:name="a0">
      <style:graphic-properties draw:fill="none" draw:stroke="none"/>
    </style:style>
  </office:automatic-styles>
  <office:body>
    <office:text text:use-soft-page-breaks="true">
      <text:p text:style-name="P1"/>
      <text:p text:style-name="P2">The PATH</text:p>
      <text:p text:style-name="P3"><text:span text:style-name="T4">When you run a command the shell looks through the directories in the </text:span><text:span text:style-name="T5">PATH</text:span><text:span text:style-name="T6"> variable to find the program to run. This lets you run </text:span><text:span text:style-name="T7">/usr/local/bin/firefox</text:span><text:span text:style-name="T8"> just by typing </text:span><text:span text:style-name="T9">firefox</text:span><text:span text:style-name="T10">. Without the path you would always have to qualify your commands, such as to run </text:span><text:span text:style-name="T11">./firefox, /usr/local/bin/firefox</text:span><text:span text:style-name="T12">, or </text:span><text:span text:style-name="T13">../bin/firefox</text:span><text:span text:style-name="T14">depending on which directory you were in.</text:span></text:p>
      <text:p text:style-name="P15"><text:span text:style-name="T16">The path is a series of directories separated by colons (</text:span><text:span text:style-name="T17">:</text:span><text:span text:style-name="T18">) and is stored in an environment variable called </text:span><text:span text:style-name="T19">PATH</text:span><text:span text:style-name="T20">.</text:span></text:p>
      <text:p text:style-name="P21"><text:a xlink:href="../ch11_images.html#p322pro01a" office:target-frame-name="_top" xlink:show="replace"><text:span text:style-name="T22">Click here to view code image</text:span></text:a></text:p>
      <text:p text:style-name="P23">$ echo $PATH<text:line-break/>/usr/local/bin:/bin:/usr/bin:/usr/local/sbin:/usr/sbin:/sbin:/home/<text:line-break/>sean/bin:/home/sean/cxoffice/bin:/opt/IBMJava2-142/jre/bin/</text:p>
      <text:p text:style-name="P24">The shell looks through each directory in turn, stopping with the first match, or gives you a command not found error if none of the directories contain a match. If you give a relative or fully qualified path name the path is ignored.</text:p>
      <text:p text:style-name="P25"><text:span text:style-name="T26">Your system will have a default path set, so usually you want to add to it instead of replacing it. In your </text:span><text:span text:style-name="T27">.bash_profile</text:span><text:span text:style-name="T28"> or </text:span><text:span text:style-name="T29">.bashrc</text:span><text:span text:style-name="T30"> add </text:span><text:span text:style-name="T31">export PATH=$HOME/bin:$PATH</text:span><text:span text:style-name="T32">.</text:span></text:p>
      <text:p text:style-name="P33"><text:span text:style-name="T34">As </text:span><text:span text:style-name="T35">$HOME</text:span><text:span text:style-name="T36"> expands to be your home directory, and </text:span><text:a xlink:href="../gloss01.html#gloss_01" office:target-frame-name="_top" xlink:show="replace"><text:span text:style-name="T37">$PATH</text:span></text:a><text:span text:style-name="T38"> expands to be the current path. This example prepends the </text:span><text:span text:style-name="T39">bin</text:span><text:span text:style-name="T40"> directory underneath your home directory to the search path.</text:span></text:p>
      <text:p text:style-name="P41"><text:span text:style-name="T42"><draw:custom-shape svg:x="0in" svg:y="0in" svg:width="0.33542in" svg:height="0.33542in" draw:id="id0" draw:style-name="a0" draw:name="Rectangle 1" text:anchor-type="as-char"><svg:title/><svg:desc>Image</svg:desc><draw:enhanced-geometry draw:type="non-primitive" svg:viewBox="0 0 21600 21600" draw:enhanced-path="M 0 0 L 21600 0 21600 21600 0 21600 Z N"/></draw:custom-shape></text:span></text:p>
      <text:p text:style-name="P43"><text:span text:style-name="T44">There is no implicit check for the current directory in your path. You must explicitly run</text:span><text:span text:style-name="T45"> </text:span><text:span text:style-name="T46">./program</text:span><text:span text:style-name="T47">,</text:span><text:span text:style-name="T48"> </text:span><text:span text:style-name="T49">/full/path/to/program</text:span><text:span text:style-name="T50">, or add</text:span><text:span text:style-name="T51"> </text:span><text:span text:style-name="T52">.</text:span><text:span text:style-name="T53"> </text:span><text:span text:style-name="T54">to your path to run programs</text:span><text:span text:style-name="T55"> </text:span><text:span text:style-name="T56">from your current directory. Make the shell check the current directory last with</text:span><text:span text:style-name="T57"> </text:span><text:span text:style-name="T58">export PATH=$PATH:.</text:span></text:p>
      <text:p text:style-name="P59"><text:span text:style-name="T60">Again,</text:span><text:span text:style-name="T61"> </text:span><text:span text:style-name="T62">$PATH</text:span><text:span text:style-name="T63"> </text:span><text:span text:style-name="T64">expands to the current path, and then you’re appending the current directory.</text:span></text:p>
      <text:p text:style-name="P65"><text:span text:style-name="T66">Putting the current directory in the path can open up security holes. The thinking is that if someone has an evil program called</text:span><text:span text:style-name="T67"> </text:span><text:span text:style-name="T68">ls</text:span><text:span text:style-name="T69"> </text:span><text:span text:style-name="T70">in his home directory or maybe in</text:span><text:span text:style-name="T71"> </text:span><text:span text:style-name="T72">/tmp</text:span><text:span text:style-name="T73"> </text:span><text:span text:style-name="T74">and the root user is in that directory and runs</text:span><text:span text:style-name="T75"> </text:span><text:span text:style-name="T76">ls</text:span><text:span text:style-name="T77">, the evil program could run instead of</text:span><text:span text:style-name="T78"> </text:span><text:span text:style-name="T79">/bin/ls</text:span><text:span text:style-name="T80">.</text:span></text:p>
      <text:p text:style-name="P81"/>
      <text:p text:style-name="P82"/>
      <text:p text:style-name="P83"/>
      <text:p text:style-name="P84"><text:span text:style-name="T85">To get your path current </text:span><text:span text:style-name="T86">$PATH</text:span><text:span text:style-name="T87"> variable type in</text:span></text:p>
      <text:p text:style-name="PreformattedText"><text:span text:style-name="T88">echo $PATH</text:span></text:p>
      <text:p text:style-name="P89">It tells your shell where to look for binaries.</text:p>
      <text:p text:style-name="P90"><text:span text:style-name="T91">Yes, you can change it - for example add to the </text:span><text:span text:style-name="T92">$PATH</text:span><text:span text:style-name="T93"> folder with your<text:s/></text:span><text:span text:style-name="T94">custom scripts.</text:span></text:p>
      <text:p text:style-name="P95"><text:span text:style-name="T96">So: if your scripts are in </text:span><text:span text:style-name="T97">/usr/local/myscripts</text:span><text:span text:style-name="T98"> to execute them you will have to type in a full path to the script: </text:span><text:span text:style-name="T99">/usr/local/myscripts/myscript.sh</text:span><text:span text:style-name="T100"> After changing your </text:span><text:span text:style-name="T101">$PATH</text:span><text:span text:style-name="T102"> variable you can just type in </text:span><text:span text:style-name="T103">myscript.sh</text:span><text:span text:style-name="T104"> to execute script.</text:span></text:p>
      <text:p text:style-name="P105"><text:span text:style-name="T106">Here</text:span><text:span text:style-name="T107"><text:s/>is an example of </text:span><text:span text:style-name="T108">$PATH</text:span><text:span text:style-name="T109"> from RHEL:</text:span></text:p>
      <text:p text:style-name="P110">/usr/kerberos/bin:/usr/local/bin:/bin:/usr/bin:/home/user/bin</text:p>
      <text:p text:style-name="P111"><text:span text:style-name="T112">To change your $PATH you have to either edit ~/.profile (or ~/.bash_profile) or<text:s/></text:span><text:span text:style-name="T113">/etc/environment</text:span><text:s text:c="2"/><text:span text:style-name="T114">for user or global $PATH setting in /etc/profile.</text:span></text:p>
      <text:p text:style-name="P115"><text:span text:style-name="T116">One of the<text:s/></text:span><text:span text:style-name="T117">consequences of having wrong </text:span><text:span text:style-name="T118">$PATH</text:span><text:span text:style-name="T119"> variable is that shell will not be able to find and execute programs without a full </text:span><text:span text:style-name="T120">$PATH</text:span><text:span text:style-name="T121">.</text:span></text:p>
      <text:p text:style-name="P122"/>
      <text:p text:style-name="P123"/>
      <text:p text:style-name="P124"><text:span text:style-name="T125">.bash_profile</text:span><text:span text:style-name="T126"> is a script that is executed each time you start a new shell. On Linux, it's called under different circumstances<text:s/></text:span><text:span text:style-name="T127">than </text:span><text:span text:style-name="T128">.bashrc</text:span><text:span text:style-name="T129">, but on OS X, they work exactly the same way. Any command you add to the file will be run whenever you open a new terminal window (thus starting a new interactive shell)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ＭＳ Ｐゴシック" svg:font-family="ＭＳ Ｐゴシック" style:font-family-generic="modern" style:font-pitch="variable" svg:panose-1="2 11 6 0 7 2 5 8 2 4"/>
    <style:font-face style:name="Arial, 'Helvetica Neue', Helvet" svg:font-family="Arial, 'Helvetica Neue', Helvet" style:font-family-generic="system"/>
    <style:font-face style:name="Consolas, Menlo, Monaco, 'Lucid" svg:font-family="Consolas, Menlo, Monaco, 'Lucid" style:font-family-generic="system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5" style:display-name="Heading 5" style:family="paragraph" style:parent-style-name="Normal" style:default-outline-level="5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fo:language="en" fo:country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ＭＳ Ｐゴシック" style:font-name-complex="Courier New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urceText" style:display-name="Source Text" style:family="text">
      <style:text-properties style:font-name="Courier New" style:font-name-asian="ＭＳ Ｐゴシック" style:font-name-complex="Courier New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fo:language="en" fo:country="US" style:language-complex="ar" style:country-complex="SA"/>
    </style:style>
    <style:style style:name="noindent" style:display-name="noindent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complex="ar" style:country-complex="SA" fo:hyphenate="true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codelink" style:display-name="codelink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complex="ar" style:country-complex="SA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pre" style:display-name="pre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nhpc</dc:creator>
    <meta:creation-date>2009-04-16T11:32:00Z</meta:creation-date>
    <dc:date>2016-06-11T22:11:00Z</dc:date>
    <meta:template xlink:href="Normal.dotm" xlink:type="simple"/>
    <meta:editing-cycles>10</meta:editing-cycles>
    <meta:editing-duration>PT1260S</meta:editing-duration>
    <meta:user-defined meta:name="Info 1"/>
    <meta:user-defined meta:name="Info 2"/>
    <meta:user-defined meta:name="Info 3"/>
    <meta:user-defined meta:name="Info 4"/>
    <meta:document-statistic meta:page-count="1" meta:paragraph-count="6" meta:word-count="459" meta:character-count="3072" meta:row-count="21" meta:non-whitespace-character-count="2619"/>
  </office:meta>
</office:document-meta>
</file>